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4cm" fo:min-width="4.50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3cm" fo:min-width="3.5cm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cm" svg:height="3cm" svg:x="1cm" svg:y="8cm">
          <text:p text:style-name="P1">Principal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3" draw:id="id3" draw:layer="layout" svg:width="5cm" svg:height="3cm" svg:x="9.001cm" svg:y="4.001cm">
          <text:p text:style-name="P1">ABM ficha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8" draw:id="id8" draw:layer="layout" svg:width="4cm" svg:height="2cm" svg:x="16.001cm" svg:y="4.501cm">
          <text:p text:style-name="P1">ABM Tutor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9" draw:id="id9" draw:layer="layout" svg:width="4cm" svg:height="2cm" svg:x="16.002cm" svg:y="8.002cm">
          <text:p text:style-name="P1">ABM</text:p>
          <text:p text:style-name="P1">Entrenador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7" draw:id="id7" draw:layer="layout" svg:width="4cm" svg:height="2cm" svg:x="16.002cm" svg:y="1.002cm">
          <text:p text:style-name="P1">ABM</text:p>
          <text:p text:style-name="P1">Asociacion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2" draw:id="id2" draw:layer="layout" svg:width="5cm" svg:height="3cm" svg:x="1.001cm" svg:y="2.001cm">
          <text:p text:style-name="P1">Crear </text:p>
          <text:p text:style-name="P1">Competencia e</text:p>
          <text:p text:style-name="P1">Inscripcion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4" draw:id="id4" draw:layer="layout" svg:width="5cm" svg:height="3cm" svg:x="9.001cm" svg:y="10.001cm">
          <text:p text:style-name="P1">Cargar</text:p>
          <text:p text:style-name="P1">Posicion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6" draw:id="id6" draw:layer="layout" svg:width="5cm" svg:height="3cm" svg:x="8.002cm" svg:y="14.002cm">
          <text:p text:style-name="P1">Imprimir</text:p>
          <text:p text:style-name="P1">Listado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5" draw:id="id5" draw:layer="layout" svg:width="5cm" svg:height="3cm" svg:x="1.003cm" svg:y="15.003cm">
          <text:p text:style-name="P1">Exportar</text:p>
          <text:p text:style-name="P1">Archivo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2" draw:layer="layout" draw:type="line" svg:x1="3.5cm" svg:y1="8cm" svg:x2="3.501cm" svg:y2="5.001cm" draw:start-shape="id1" draw:start-glue-point="4" draw:end-shape="id2" draw:end-glue-point="6" svg:d="M3500 8000l1-2999" svg:viewBox="0 0 2 3000">
          <text:p/>
        </draw:connector>
        <draw:connector draw:style-name="gr3" draw:text-style-name="P2" draw:layer="layout" draw:type="line" svg:x1="6cm" svg:y1="9.5cm" svg:x2="9.001cm" svg:y2="5.501cm" draw:start-shape="id1" draw:start-glue-point="7" draw:end-shape="id3" draw:end-glue-point="5" svg:d="M6000 9500l3001-3999" svg:viewBox="0 0 3002 4000">
          <text:p/>
        </draw:connector>
        <draw:connector draw:style-name="gr3" draw:text-style-name="P2" draw:layer="layout" draw:type="line" svg:x1="6cm" svg:y1="9.5cm" svg:x2="9.001cm" svg:y2="11.501cm" draw:start-shape="id1" draw:start-glue-point="7" draw:end-shape="id4" draw:end-glue-point="5" svg:d="M6000 9500l3001 2001" svg:viewBox="0 0 3002 2002">
          <text:p/>
        </draw:connector>
        <draw:connector draw:style-name="gr3" draw:text-style-name="P2" draw:layer="layout" draw:type="line" svg:x1="3.5cm" svg:y1="11cm" svg:x2="3.503cm" svg:y2="15.003cm" draw:start-shape="id1" draw:start-glue-point="6" draw:end-shape="id5" draw:end-glue-point="4" svg:d="M3500 11000l3 4003" svg:viewBox="0 0 4 4004">
          <text:p/>
        </draw:connector>
        <draw:connector draw:style-name="gr3" draw:text-style-name="P2" draw:layer="layout" draw:type="line" svg:x1="6cm" svg:y1="9.5cm" svg:x2="8.002cm" svg:y2="15.502cm" draw:start-shape="id1" draw:start-glue-point="7" draw:end-shape="id6" draw:end-glue-point="5" svg:d="M6000 9500l2002 6002" svg:viewBox="0 0 2003 6003">
          <text:p/>
        </draw:connector>
        <draw:connector draw:style-name="gr3" draw:text-style-name="P2" draw:layer="layout" draw:type="line" svg:x1="11.501cm" svg:y1="4.001cm" svg:x2="16.002cm" svg:y2="2.002cm" draw:start-shape="id3" draw:start-glue-point="4" draw:end-shape="id7" draw:end-glue-point="5" svg:d="M11501 4001l4501-1999" svg:viewBox="0 0 4502 2000">
          <text:p/>
        </draw:connector>
        <draw:connector draw:style-name="gr3" draw:text-style-name="P2" draw:layer="layout" draw:type="line" svg:x1="14.001cm" svg:y1="5.501cm" svg:x2="16.001cm" svg:y2="5.501cm" draw:start-shape="id3" draw:start-glue-point="7" draw:end-shape="id8" draw:end-glue-point="5" svg:d="M14001 5501h2000" svg:viewBox="0 0 2001 1">
          <text:p/>
        </draw:connector>
        <draw:connector draw:style-name="gr3" draw:text-style-name="P2" draw:layer="layout" draw:type="line" svg:x1="11.501cm" svg:y1="7.001cm" svg:x2="16.002cm" svg:y2="9.002cm" draw:start-shape="id3" draw:start-glue-point="6" draw:end-shape="id9" draw:end-glue-point="5" svg:d="M11501 7001l4501 2001" svg:viewBox="0 0 4502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23:17:56.673436106</meta:creation-date>
    <dc:date>2017-01-23T23:29:07.065877300</dc:date>
    <meta:editing-duration>PT49S</meta:editing-duration>
    <meta:editing-cycles>1</meta:editing-cycles>
    <meta:document-statistic meta:object-count="17"/>
    <meta:generator>LibreOfficeDev/5.3.0.0.beta2$Linux_X86_64 LibreOffice_project/a7e30712ad6d8bc9286007b37aa581983e0caba3</meta:generator>
  </office:meta>
</office:document-meta>
</file>